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DA000002DAA246FC1A227BED61.png" manifest:media-type="image/png"/>
  <manifest:file-entry manifest:full-path="Pictures/10000201000001F900000058D888C025C4CEC26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roid Sans Devanagari1" svg:font-family="'Droid Sans Devanagari'" style:font-family-generic="swiss"/>
    <style:font-face style:name="BancoDoBrasil Textos" svg:font-family="'BancoDoBrasil Textos'" style:font-pitch="variable"/>
    <style:font-face style:name="BancoDoBrasil Titulos" svg:font-family="'BancoDoBrasil Titul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officeooo:paragraph-rsid="002c4411"/>
    </style:style>
    <style:style style:name="P3" style:family="paragraph" style:parent-style-name="Standard">
      <style:paragraph-properties fo:text-align="center" style:justify-single-word="false"/>
      <style:text-properties style:font-name="Arial" officeooo:rsid="0028e450" officeooo:paragraph-rsid="002c4411"/>
    </style:style>
    <style:style style:name="P4" style:family="paragraph" style:parent-style-name="Table_20_Contents">
      <style:paragraph-properties fo:text-align="center" style:justify-single-word="false"/>
      <style:text-properties style:font-name="BancoDoBrasil Titulos" fo:font-size="10pt" fo:font-weight="bold" officeooo:rsid="002080cc" officeooo:paragraph-rsid="002da939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BancoDoBrasil Titulos" fo:font-size="9pt" officeooo:rsid="002080cc" officeooo:paragraph-rsid="002da939" style:font-size-asian="9pt" style:font-size-complex="9pt"/>
    </style:style>
    <style:style style:name="P6" style:family="paragraph" style:parent-style-name="Footer">
      <style:text-properties officeooo:paragraph-rsid="002c4411"/>
    </style:style>
    <style:style style:name="P7" style:family="paragraph" style:parent-style-name="Standard">
      <style:text-properties officeooo:paragraph-rsid="002c4411"/>
    </style:style>
    <style:style style:name="P8" style:family="paragraph" style:parent-style-name="Table_20_Contents">
      <style:paragraph-properties fo:text-align="justify" style:justify-single-word="false"/>
      <style:text-properties style:font-name="BancoDoBrasil Titulos" fo:font-size="5.59999990463257pt" fo:font-weight="normal" officeooo:rsid="002080cc" officeooo:paragraph-rsid="002c4411" style:font-size-asian="5.59999990463257pt" style:font-weight-asian="normal" style:font-size-complex="5.59999990463257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2pt" fo:font-weight="bold" officeooo:rsid="002080cc" officeooo:paragraph-rsid="002c4411" style:font-size-asian="1.75pt" style:font-weight-asian="bold" style:font-size-complex="2pt" style:font-weight-complex="bold"/>
    </style:style>
    <style:style style:name="P10" style:family="paragraph" style:parent-style-name="Table_20_Contents">
      <style:paragraph-properties fo:text-align="center" style:justify-single-word="false" fo:hyphenation-ladder-count="no-limit"/>
      <style:text-properties style:font-name="BancoDoBrasil Textos" fo:font-size="9pt" fo:letter-spacing="0.035cm" fo:font-weight="bold" officeooo:rsid="002080cc" officeooo:paragraph-rsid="002c4411" style:font-size-asian="9pt" style:font-weight-asian="bold" style:font-size-complex="9pt" style:font-weight-complex="bold" fo:hyphenate="true" fo:hyphenation-remain-char-count="2" fo:hyphenation-push-char-count="2" loext:hyphenation-no-caps="false"/>
    </style:style>
    <style:style style:name="P11" style:family="paragraph" style:parent-style-name="Table_20_Contents">
      <style:paragraph-properties fo:text-align="center" style:justify-single-word="false"/>
      <style:text-properties style:font-name="BancoDoBrasil Textos" fo:font-size="7pt" fo:font-weight="normal" officeooo:rsid="002080cc" officeooo:paragraph-rsid="002c4411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BancoDoBrasil Textos" fo:font-size="7pt" fo:font-weight="bold" officeooo:rsid="002080cc" officeooo:paragraph-rsid="002c4411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BancoDoBrasil Textos" fo:font-size="2pt" fo:font-weight="bold" officeooo:rsid="002080cc" officeooo:paragraph-rsid="002c4411" style:font-size-asian="2pt" style:font-weight-asian="bold" style:font-size-complex="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BancoDoBrasil Textos" fo:font-size="2pt" fo:font-weight="bold" officeooo:rsid="002080cc" officeooo:paragraph-rsid="002da939" style:font-size-asian="2pt" style:font-weight-asian="bold" style:font-size-complex="2pt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roid Sans Devanagari1" svg:font-family="'Droid Sans Devanagari'" style:font-family-generic="swiss"/>
    <style:font-face style:name="BancoDoBrasil Textos" svg:font-family="'BancoDoBrasil Textos'" style:font-pitch="variable"/>
    <style:font-face style:name="BancoDoBrasil Titulos" svg:font-family="'BancoDoBrasil Titul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146cm" style:type="center"/>
          <style:tab-stop style:position="18.293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5.965cm" fo:margin-left="12.252cm" table:align="left"/>
    </style:style>
    <style:style style:name="Tabela2.A" style:family="table-column">
      <style:table-column-properties style:column-width="1.695cm"/>
    </style:style>
    <style:style style:name="Tabela2.B" style:family="table-column">
      <style:table-column-properties style:column-width="4.27cm"/>
    </style:style>
    <style:style style:name="Tabela2.1" style:family="table-row">
      <style:table-row-properties style:min-row-height="1.203cm"/>
    </style:style>
    <style:style style:name="Tabela2.A1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ela2.B1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ela2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ela2.B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text-properties officeooo:paragraph-rsid="002c4411"/>
    </style:style>
    <style:style style:name="MP3" style:family="paragraph" style:parent-style-name="Standard">
      <style:text-properties officeooo:paragraph-rsid="002c4411"/>
    </style:style>
    <style:style style:name="MP4" style:family="paragraph" style:parent-style-name="Table_20_Contents">
      <style:paragraph-properties fo:text-align="justify" style:justify-single-word="false"/>
      <style:text-properties style:font-name="BancoDoBrasil Titulos" fo:font-size="5.59999990463257pt" fo:font-weight="normal" officeooo:rsid="002080cc" officeooo:paragraph-rsid="002c4411" style:font-size-asian="5.59999990463257pt" style:font-weight-asian="normal" style:font-size-complex="5.59999990463257pt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style:font-name="BancoDoBrasil Titulos" fo:font-size="10pt" fo:font-weight="bold" officeooo:rsid="002080cc" officeooo:paragraph-rsid="002da939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BancoDoBrasil Titulos" fo:font-size="9pt" officeooo:rsid="002080cc" officeooo:paragraph-rsid="002da939" style:font-size-asian="9pt" style:font-size-complex="9pt"/>
    </style:style>
    <style:style style:name="MP7" style:family="paragraph" style:parent-style-name="Table_20_Contents">
      <style:paragraph-properties fo:text-align="center" style:justify-single-word="false"/>
      <style:text-properties style:font-name="Arial" fo:font-size="2pt" fo:font-weight="bold" officeooo:rsid="002080cc" officeooo:paragraph-rsid="002c4411" style:font-size-asian="1.75pt" style:font-weight-asian="bold" style:font-size-complex="2pt" style:font-weight-complex="bold"/>
    </style:style>
    <style:style style:name="MP8" style:family="paragraph" style:parent-style-name="Table_20_Contents">
      <style:paragraph-properties fo:text-align="center" style:justify-single-word="false" fo:hyphenation-ladder-count="no-limit"/>
      <style:text-properties style:font-name="BancoDoBrasil Textos" fo:font-size="9pt" fo:letter-spacing="0.035cm" fo:font-weight="bold" officeooo:rsid="002080cc" officeooo:paragraph-rsid="002c4411" style:font-size-asian="9pt" style:font-weight-asian="bold" style:font-size-complex="9pt" style:font-weight-complex="bold" fo:hyphenate="true" fo:hyphenation-remain-char-count="2" fo:hyphenation-push-char-count="2" loext:hyphenation-no-caps="false"/>
    </style:style>
    <style:style style:name="MP9" style:family="paragraph" style:parent-style-name="Table_20_Contents">
      <style:paragraph-properties fo:text-align="center" style:justify-single-word="false"/>
      <style:text-properties style:font-name="BancoDoBrasil Textos" fo:font-size="7pt" fo:font-weight="normal" officeooo:rsid="002080cc" officeooo:paragraph-rsid="002c4411" style:font-size-asian="7pt" style:font-weight-asian="normal" style:font-size-complex="7pt" style:font-weight-complex="normal"/>
    </style:style>
    <style:style style:name="MP10" style:family="paragraph" style:parent-style-name="Table_20_Contents">
      <style:paragraph-properties fo:text-align="center" style:justify-single-word="false"/>
      <style:text-properties style:font-name="BancoDoBrasil Textos" fo:font-size="2pt" fo:font-weight="bold" officeooo:rsid="002080cc" officeooo:paragraph-rsid="002c4411" style:font-size-asian="2pt" style:font-weight-asian="bold" style:font-size-complex="2pt" style:font-weight-complex="bold"/>
    </style:style>
    <style:style style:name="MP11" style:family="paragraph" style:parent-style-name="Table_20_Contents">
      <style:paragraph-properties fo:text-align="center" style:justify-single-word="false"/>
      <style:text-properties style:font-name="BancoDoBrasil Textos" fo:font-size="2pt" fo:font-weight="bold" officeooo:rsid="002080cc" officeooo:paragraph-rsid="002da939" style:font-size-asian="2pt" style:font-weight-asian="bold" style:font-size-complex="2pt" style:font-weight-complex="bold"/>
    </style:style>
    <style:style style:name="MP12" style:family="paragraph" style:parent-style-name="Table_20_Contents">
      <style:paragraph-properties fo:text-align="center" style:justify-single-word="false"/>
      <style:text-properties style:font-name="BancoDoBrasil Textos" fo:font-size="7pt" fo:font-weight="bold" officeooo:rsid="002080cc" officeooo:paragraph-rsid="002c4411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86cm" fo:margin-bottom="0.383cm" fo:margin-left="2cm" fo:margin-right="0.70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4.41cm" fo:margin-left="0cm" fo:margin-right="0cm" fo:margin-top="0.499cm"/>
      </style:footer-style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b1c25db3d58aaef58cd2e0ab7e630c4a74364bd27a6d7a2e6062c5e2d014dc72</text:p>
            </table:table-cell>
            <table:table-cell table:style-name="Tabela2.B1" office:value-type="string">
              <text:p text:style-name="MP5"><draw:frame draw:style-name="Mfr1" draw:name="Figura1" text:anchor-type="as-char" svg:width="4.209cm" svg:height="0.702cm" draw:z-index="0"><draw:image xlink:href="Pictures/10000201000001F900000058D888C025C4CEC264.png" xlink:type="simple" xlink:show="embed" xlink:actuate="onLoad" draw:mime-type="image/png"/></draw:frame></text:p>
              <text:p text:style-name="MP6">0106-6 CAMPO MAIOR – PI</text:p>
            </table:table-cell>
          </table:table-row>
          <table:table-row table:style-name="TableLine94610262768896">
            <table:table-cell table:style-name="Tabela2.A2" office:value-type="string">
              <text:p text:style-name="MP7"><draw:frame draw:style-name="Mfr2" draw:name="Figura2" text:anchor-type="as-char" svg:width="1.596cm" svg:height="1.596cm" draw:z-index="1"><draw:image xlink:href="Pictures/10000000000002DA000002DAA246FC1A227BED61.png" xlink:type="simple" xlink:show="embed" xlink:actuate="onLoad" draw:mime-type="image/png"/></draw:frame></text:p>
            </table:table-cell>
            <table:table-cell table:style-name="Tabela2.B2" office:value-type="string">
              <text:p text:style-name="MP7"/>
              <text:p text:style-name="MP8">PROTOCOLO</text:p>
              <text:p text:style-name="MP9">Recebido em <text:date style:data-style-name="N76" text:date-value="2022-01-11T15:59:32.494535171">11 de janeiro de 2022</text:date></text:p>
              <text:p text:style-name="MP10"/>
              <text:p text:style-name="MP10"/>
              <text:p text:style-name="MP10"/>
              <text:p text:style-name="MP10"/>
              <text:p text:style-name="MP10"/>
              <text:p text:style-name="MP11"/>
              <text:p text:style-name="MP12">Rammyres José Oliveira Pereira</text:p>
              <text:p text:style-name="MP9">Mat. 8.421.839-8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7T14:36:54.354901668</meta:creation-date>
    <meta:print-date>2022-01-11T14:50:28.622082523</meta:print-date>
    <dc:date>2022-01-11T15:59:32.403796650</dc:date>
    <meta:editing-duration>PT7H46M38S</meta:editing-duration>
    <meta:editing-cycles>9</meta:editing-cycles>
    <meta:generator>LibreOffice/7.1.2.2$Linux_X86_64 LibreOffice_project/10$Build-2</meta:generator>
    <meta:document-statistic meta:table-count="1" meta:image-count="2" meta:object-count="0" meta:page-count="1" meta:paragraph-count="8" meta:word-count="19" meta:character-count="175" meta:non-whitespace-character-count="161"/>
  </office:meta>
</office:document-meta>
</file>